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fedd" officeooo:paragraph-rsid="0019fedd" style:font-size-asian="15pt" style:font-size-complex="15pt"/>
    </style:style>
    <style:style style:name="P2" style:family="paragraph" style:parent-style-name="Standard">
      <style:text-properties fo:font-size="15pt" fo:font-weight="bold" officeooo:rsid="0019fedd" officeooo:paragraph-rsid="0019fedd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teps to Complete Purge Jenkins Setup (Document)</text:p>
      <text:p text:style-name="P1"/>
      <text:p text:style-name="P1">- sudo apt-get remove jenkins</text:p>
      <text:p text:style-name="P1">- sudo apt-get purge jenkins</text:p>
      <text:p text:style-name="P1">- sudo apt-get autoremove -f</text:p>
      <text:p text:style-name="P1"/>
      <text:p text:style-name="P1">- check if home directory of jenkins id present</text:p>
      <text:p text:style-name="P1">- otherwise jenkins is completely purged</text:p>
      <text:p text:style-name="P1">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59:04.552684467</meta:creation-date>
    <meta:editing-duration>PT17S</meta:editing-duration>
    <meta:editing-cycles>2</meta:editing-cycles>
    <meta:generator>LibreOffice/5.1.6.2$Linux_X86_64 LibreOffice_project/10m0$Build-2</meta:generator>
    <dc:date>2019-08-20T18:59:17.043003588</dc:date>
    <meta:document-statistic meta:table-count="0" meta:image-count="0" meta:object-count="0" meta:page-count="1" meta:paragraph-count="7" meta:word-count="38" meta:character-count="221" meta:non-whitespace-character-count="190"/>
  </office:meta>
</office:document-meta>
</file>